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00000060E041D0FD7E8D3F96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ce181e" draw:marker-start-width="0.359cm" draw:marker-end-width="0.359cm" draw:fill="none" draw:textarea-horizontal-align="justify" draw:textarea-vertical-align="middle" draw:auto-grow-height="false" fo:min-height="2.309cm" fo:min-width="5.997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21409a" draw:marker-start-width="0.359cm" draw:marker-end-width="0.359cm" draw:fill="none" draw:textarea-horizontal-align="justify" draw:textarea-vertical-align="middle" draw:auto-grow-height="false" fo:min-height="6.162cm" fo:min-width="10.009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ba131a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182f7c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ce181e" draw:marker-start-width="0.359cm" draw:marker-end-width="0.359cm" draw:fill-color="#ed1c24" draw:opacity="25%" draw:textarea-horizontal-align="justify" draw:textarea-vertical-align="middle" draw:auto-grow-height="false" fo:min-height="1.528cm" fo:min-width="3.31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ce181e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1c3687" draw:marker-start-width="0.359cm" draw:marker-end-width="0.359cm" draw:fill-color="#454fa1" draw:opacity="58%" draw:textarea-horizontal-align="justify" draw:textarea-vertical-align="middle" draw:auto-grow-height="false" fo:min-height="2.288cm" fo:min-width="5.236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62cm"/>
    </style:style>
    <style:style style:name="gr11" style:family="graphic" style:parent-style-name="standard">
      <style:graphic-properties svg:stroke-width="0.106cm" svg:stroke-color="#ce181e" draw:marker-start-width="0.359cm" draw:marker-end-width="0.359cm" draw:fill-color="#ce181e" draw:opacity="25%" draw:textarea-horizontal-align="justify" draw:textarea-vertical-align="middle" draw:auto-grow-height="false" fo:min-height="1.676cm" fo:min-width="5.236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4cm" fo:min-width="3.57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d1c24" draw:opacity="25%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454fa1" draw:opacity="58%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-color="#ce181e" draw:opacity="25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0.321cm" svg:height="15.749cm" svg:x="-3.81cm" svg:y="-1.779cm">
            <draw:image xlink:href="Pictures/10000000000007D00000060E041D0FD7E8D3F96C.jpg" xlink:type="simple" xlink:show="embed" xlink:actuate="onLoad">
              <text:p/>
            </draw:image>
          </draw:frame>
          <draw:g>
            <draw:custom-shape draw:style-name="gr2" draw:text-style-name="P2" xml:id="id1" draw:id="id1" draw:layer="layout" svg:width="9.337cm" svg:height="3.767cm" draw:transform="rotate (-0.414341164423454) translate (2.629cm 2.4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" draw:id="id3" draw:layer="layout" svg:width="15.009cm" svg:height="9.216cm" draw:transform="rotate (-0.409977841293469) translate (1.133cm -1.2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4" draw:text-style-name="P1" draw:layer="layout" svg:x1="8.629cm" svg:y1="8.601cm" svg:x2="20.511cm" svg:y2="8.89cm" draw:start-shape="id1" draw:start-glue-point="9" draw:end-shape="id2" draw:end-glue-point="2" svg:d="M8629 8601v1605h11882v-1316" svg:viewBox="0 0 11883 1606">
          <text:p/>
        </draw:connector>
        <draw:connector draw:style-name="gr5" draw:text-style-name="P1" draw:layer="layout" draw:line-skew="2.777cm" svg:x1="8.017cm" svg:y1="1.765cm" svg:x2="20.511cm" svg:y2="2.436cm" draw:start-shape="id3" draw:start-glue-point="4" draw:end-shape="id4" draw:end-glue-point="0" svg:d="M8017 1765v-769h12494v1440" svg:viewBox="0 0 12495 1441">
          <text:p/>
        </draw:connector>
        <draw:custom-shape draw:style-name="gr6" draw:text-style-name="P3" xml:id="id5" draw:id="id5" draw:layer="layout" svg:width="3.81cm" svg:height="1.778cm" svg:x="23.876cm" svg:y="5.38cm">
          <text:p text:style-name="P1"><text:span text:style-name="T1">Stars:</text:span></text:p>
          <text:p text:style-name="P1"><text:span text:style-name="T2">Hernquis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.81cm" svg:height="1.778cm" svg:x="23.876cm" svg:y="8.374cm">
          <text:p text:style-name="P1"><text:span text:style-name="T1">Gas:</text:span></text:p>
          <text:p text:style-name="P1"><text:span text:style-name="T2">Power law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5.781cm" svg:y1="7.158cm" svg:x2="25.781cm" svg:y2="8.374cm" draw:start-shape="id5" draw:start-glue-point="2" draw:end-shape="id6" draw:end-glue-point="0" svg:d="M25781 7158v1216" svg:viewBox="0 0 1 1217">
          <text:p/>
        </draw:connector>
        <draw:connector draw:style-name="gr7" draw:text-style-name="P1" draw:layer="layout" svg:x1="20.521cm" svg:y1="8.89cm" svg:x2="25.781cm" svg:y2="10.152cm" draw:start-shape="id7" draw:start-glue-point="2" draw:end-shape="id6" draw:end-glue-point="2" svg:d="M20521 8890v1815h5260v-553" svg:viewBox="0 0 5261 1816">
          <text:p/>
        </draw:connector>
        <draw:g xml:id="id7" draw:id="id7">
          <draw:g>
            <draw:custom-shape draw:style-name="gr8" draw:text-style-name="P4" xml:id="id4" draw:id="id4" draw:layer="layout" svg:width="5.842cm" svg:height="2.644cm" svg:x="17.59cm" svg:y="2.436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5" draw:layer="layout" svg:width="5.717cm" svg:height="2.384cm" svg:x="17.736cm" svg:y="2.594cm">
              <draw:text-box>
                <text:p><text:span text:style-name="T1">Dark matter halo:</text:span></text:p>
                <text:p><text:span text:style-name="T1"/></text:p>
                <text:p text:style-name="P1"><text:span text:style-name="T2">NFW</text:span></text:p>
              </draw:text-box>
            </draw:frame>
          </draw:g>
          <draw:frame draw:style-name="gr10" draw:text-style-name="P6" draw:layer="layout" svg:width="1.162cm" svg:height="1.517cm" svg:x="19.976cm" svg:y="5.241cm">
            <draw:text-box>
              <text:p><text:span text:style-name="T3">+</text:span></text:p>
            </draw:text-box>
          </draw:frame>
          <draw:g>
            <draw:custom-shape draw:style-name="gr11" draw:text-style-name="P7" xml:id="id2" draw:id="id2" draw:layer="layout" svg:width="5.842cm" svg:height="2.032cm" svg:x="17.59cm" svg:y="6.858cm">
              <text:p/>
              <draw:enhanced-geometry svg:viewBox="0 0 21600 21600" draw:type="rectangle" draw:enhanced-path="M 0 0 L 21600 0 21600 21600 0 21600 0 0 Z N"/>
            </draw:custom-shape>
            <draw:frame draw:style-name="gr12" draw:text-style-name="P8" draw:layer="layout" svg:width="4.071cm" svg:height="1.734cm" svg:x="18.597cm" svg:y="7.043cm">
              <draw:text-box>
                <text:p text:style-name="P1"><text:span text:style-name="T1">Baryonic</text:span></text:p>
                <text:p text:style-name="P1"><text:span text:style-name="T1">Distribution</text:span></text:p>
              </draw:text-box>
            </draw:frame>
          </draw:g>
        </draw:g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08:31:46.060926371</meta:creation-date>
    <dc:date>2019-05-14T14:29:58.653663742</dc:date>
    <meta:editing-duration>PT8M26S</meta:editing-duration>
    <meta:editing-cycles>3</meta:editing-cycles>
    <meta:generator>LibreOffice/6.0.7.3$Linux_X86_64 LibreOffice_project/00m0$Build-3</meta:generator>
    <meta:document-statistic meta:object-count="42"/>
  </office:meta>
</office:document-meta>
</file>